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6cm" svg:stroke-color="#ff0000" draw:marker-start-width="0.359cm" draw:marker-end-width="0.359cm" draw:fill="none" draw:fill-color="#729fcf" draw:textarea-horizontal-align="justify" draw:textarea-vertical-align="middle" draw:auto-grow-height="false" fo:min-height="0.766cm" fo:min-width="0.516cm" fo:padding-top="0.178cm" fo:padding-bottom="0.178cm" fo:padding-left="0.303cm" fo:padding-right="0.303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svg:stroke-width="0.106cm" svg:stroke-color="#00a933" draw:marker-start-width="0.359cm" draw:marker-end-width="0.359cm" draw:fill="none" draw:fill-color="#729fcf" draw:textarea-horizontal-align="justify" draw:textarea-vertical-align="middle" draw:auto-grow-height="false" fo:min-height="0.66cm" fo:min-width="0.41cm" fo:padding-top="0.178cm" fo:padding-bottom="0.178cm" fo:padding-left="0.303cm" fo:padding-right="0.303cm"/>
    </style:style>
    <style:style style:name="gr4" style:family="graphic" style:parent-style-name="standard">
      <style:graphic-properties svg:stroke-width="0.106cm" svg:stroke-color="#0000ff" draw:marker-start-width="0.359cm" draw:marker-end-width="0.359cm" draw:fill="none" draw:fill-color="#729fcf" draw:textarea-horizontal-align="justify" draw:textarea-vertical-align="middle" draw:auto-grow-height="false" fo:min-height="0.66cm" fo:min-width="0.41cm" fo:padding-top="0.178cm" fo:padding-bottom="0.178cm" fo:padding-left="0.303cm" fo:padding-right="0.303cm"/>
    </style:style>
    <style:style style:name="gr5" style:family="graphic" style:parent-style-name="standard">
      <style:graphic-properties svg:stroke-width="0.106cm" svg:stroke-color="#ff0000" draw:marker-start-width="0.359cm" draw:marker-end-width="0.359cm" draw:fill="none" draw:fill-color="#729fcf" draw:textarea-horizontal-align="justify" draw:textarea-vertical-align="middle" draw:auto-grow-height="false" fo:min-height="0.66cm" fo:min-width="0.41cm" fo:padding-top="0.178cm" fo:padding-bottom="0.178cm" fo:padding-left="0.303cm" fo:padding-right="0.303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729fcf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 draw:fill-color="#ffffff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016cm" svg:height="1.016cm" svg:x="3.794cm" svg:y="3.184cm">
          <text:p text:style-name="P1">0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.085cm" svg:height="0.962cm" draw:transform="rotate (1.5707963267949) translate (1.315cm 5.825cm)">
          <draw:text-box>
            <text:p>Rows</text:p>
          </draw:text-box>
        </draw:frame>
        <draw:frame draw:style-name="gr2" draw:text-style-name="P3" draw:layer="layout" svg:width="1.366cm" svg:height="0.962cm" svg:x="2.27cm" svg:y="3.286cm">
          <draw:text-box>
            <text:p>i=0</text:p>
          </draw:text-box>
        </draw:frame>
        <draw:custom-shape draw:style-name="gr3" draw:text-style-name="P2" draw:layer="layout" svg:width="1.016cm" svg:height="1.016cm" svg:x="3.794cm" svg:y="4.302cm">
          <text:p text:style-name="P1">0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.366cm" svg:height="0.962cm" svg:x="2.297cm" svg:y="4.302cm">
          <draw:text-box>
            <text:p>i=1</text:p>
          </draw:text-box>
        </draw:frame>
        <draw:frame draw:style-name="gr2" draw:text-style-name="P3" draw:layer="layout" svg:width="1.366cm" svg:height="0.962cm" svg:x="2.297cm" svg:y="5.402cm">
          <draw:text-box>
            <text:p>i=2</text:p>
          </draw:text-box>
        </draw:frame>
        <draw:custom-shape draw:style-name="gr4" draw:text-style-name="P2" draw:layer="layout" svg:width="1.016cm" svg:height="1.016cm" svg:x="3.794cm" svg:y="5.42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016cm" svg:height="1.016cm" svg:x="4.894cm" svg:y="3.184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016cm" svg:height="1.016cm" svg:x="4.894cm" svg:y="4.302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016cm" svg:height="1.016cm" svg:x="4.894cm" svg:y="5.42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016cm" svg:height="1.016cm" svg:x="5.994cm" svg:y="3.184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016cm" svg:height="1.016cm" svg:x="7.094cm" svg:y="3.184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016cm" svg:height="1.016cm" svg:x="8.194cm" svg:y="3.184cm">
          <text:p text:style-name="P1">4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016cm" svg:height="1.016cm" svg:x="9.294cm" svg:y="3.184cm">
          <text:p text:style-name="P1">5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016cm" svg:height="1.016cm" svg:x="10.394cm" svg:y="3.184cm">
          <text:p text:style-name="P1">6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016cm" svg:height="1.016cm" svg:x="11.494cm" svg:y="3.184cm">
          <text:p text:style-name="P1">7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391cm" svg:height="0.962cm" svg:x="12.811cm" svg:y="3.54cm">
          <draw:text-box>
            <text:p><text:span text:style-name="T1">. . .</text:span></text:p>
          </draw:text-box>
        </draw:frame>
        <draw:custom-shape draw:style-name="gr3" draw:text-style-name="P2" draw:layer="layout" svg:width="1.016cm" svg:height="1.016cm" svg:x="5.994cm" svg:y="4.302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016cm" svg:height="1.016cm" svg:x="7.094cm" svg:y="4.302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016cm" svg:height="1.016cm" svg:x="8.194cm" svg:y="4.302cm">
          <text:p text:style-name="P1">4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016cm" svg:height="1.016cm" svg:x="9.294cm" svg:y="4.302cm">
          <text:p text:style-name="P1">5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016cm" svg:height="1.016cm" svg:x="10.394cm" svg:y="4.302cm">
          <text:p text:style-name="P1">6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016cm" svg:height="1.016cm" svg:x="11.494cm" svg:y="4.302cm">
          <text:p text:style-name="P1">7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016cm" svg:height="1.016cm" svg:x="5.994cm" svg:y="5.42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016cm" svg:height="1.016cm" svg:x="7.094cm" svg:y="5.42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016cm" svg:height="1.016cm" svg:x="8.194cm" svg:y="5.42cm">
          <text:p text:style-name="P1">4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016cm" svg:height="1.016cm" svg:x="9.294cm" svg:y="5.42cm">
          <text:p text:style-name="P1">5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016cm" svg:height="1.016cm" svg:x="10.394cm" svg:y="5.42cm">
          <text:p text:style-name="P1">6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016cm" svg:height="1.016cm" svg:x="11.494cm" svg:y="5.42cm">
          <text:p text:style-name="P1">7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391cm" svg:height="0.962cm" svg:x="12.812cm" svg:y="4.24cm">
          <draw:text-box>
            <text:p><text:span text:style-name="T1">. . .</text:span></text:p>
          </draw:text-box>
        </draw:frame>
        <draw:frame draw:style-name="gr2" draw:text-style-name="P4" draw:layer="layout" svg:width="1.391cm" svg:height="0.962cm" svg:x="12.812cm" svg:y="5.14cm">
          <draw:text-box>
            <text:p><text:span text:style-name="T1">. . .</text:span></text:p>
          </draw:text-box>
        </draw:frame>
        <draw:custom-shape draw:style-name="gr5" draw:text-style-name="P2" draw:layer="layout" svg:width="1.016cm" svg:height="1.016cm" svg:x="3.794cm" svg:y="8.184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016cm" svg:height="1.016cm" svg:x="4.894cm" svg:y="8.184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016cm" svg:height="1.016cm" svg:x="5.994cm" svg:y="8.184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016cm" svg:height="1.016cm" svg:x="7.094cm" svg:y="8.184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016cm" svg:height="1.016cm" svg:x="8.194cm" svg:y="8.184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016cm" svg:height="1.016cm" svg:x="9.294cm" svg:y="8.184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016cm" svg:height="1.016cm" svg:x="10.394cm" svg:y="8.184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016cm" svg:height="1.016cm" svg:x="11.494cm" svg:y="8.184cm">
          <text:p text:style-name="P1">2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1.458cm" svg:height="0.962cm" svg:x="2.651cm" svg:y="7.096cm">
          <draw:text-box>
            <text:p>After rearrangement (seats k=0,1,2,...):</text:p>
          </draw:text-box>
        </draw:frame>
        <draw:custom-shape draw:style-name="gr4" draw:text-style-name="P2" draw:layer="layout" svg:width="1.016cm" svg:height="1.016cm" svg:x="12.594cm" svg:y="8.184cm">
          <text:p text:style-name="P1">2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391cm" svg:height="0.962cm" svg:x="13.913cm" svg:y="8.14cm">
          <draw:text-box>
            <text:p><text:span text:style-name="T1">. . .</text:span></text:p>
          </draw:text-box>
        </draw:frame>
        <draw:frame draw:style-name="gr2" draw:text-style-name="P3" draw:layer="layout" svg:width="5.535cm" svg:height="0.962cm" svg:x="4.429cm" svg:y="1.254cm">
          <draw:text-box>
            <text:p>Seats (j=0,1,2,...):</text:p>
          </draw:text-box>
        </draw:frame>
        <draw:frame draw:style-name="gr2" draw:text-style-name="P3" draw:layer="layout" svg:width="1.366cm" svg:height="0.962cm" svg:x="9.27cm" svg:y="2.186cm">
          <draw:text-box>
            <text:p>j=5</text:p>
          </draw:text-box>
        </draw:frame>
        <draw:frame draw:style-name="gr2" draw:text-style-name="P3" draw:layer="layout" svg:width="1.366cm" svg:height="0.962cm" svg:x="3.87cm" svg:y="2.186cm">
          <draw:text-box>
            <text:p>j=0</text:p>
          </draw:text-box>
        </draw:frame>
        <draw:frame draw:style-name="gr2" draw:text-style-name="P3" draw:layer="layout" svg:width="1.543cm" svg:height="0.962cm" svg:x="3.57cm" svg:y="9.186cm">
          <draw:text-box>
            <text:p>k=0</text:p>
          </draw:text-box>
        </draw:frame>
        <draw:frame draw:style-name="gr2" draw:text-style-name="P3" draw:layer="layout" svg:width="1.543cm" svg:height="0.962cm" svg:x="9.07cm" svg:y="9.186cm">
          <draw:text-box>
            <text:p>k=5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1-01-26T14:20:38.351000000</meta:creation-date>
    <dc:date>2021-01-26T15:21:17.618000000</dc:date>
    <meta:editing-duration>PT18M37S</meta:editing-duration>
    <meta:editing-cycles>3</meta:editing-cycles>
    <meta:generator>LibreOffice/6.3.2.2$Windows_X86_64 LibreOffice_project/98b30e735bda24bc04ab42594c85f7fd8be07b9c</meta:generator>
    <meta:document-statistic meta:object-count="47"/>
  </office:meta>
</office:document-meta>
</file>